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Helvetica Neue" svg:font-family="'Helvetica Neue', Helvetica, Arial, sans-serif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sans-serif"/>
    <style:font-face style:name="SFMono-Regular" svg:font-family="SFMono-Regular, Consolas, 'Liberation Mono', Menlo, monospace"/>
    <style:font-face style:name="Segoe UI" svg:font-family="'Segoe UI', HelveticaNeue-Light, 'Helvetica Neue Light', 'Helvetica Neue', Helvetica, Arial, sans-serif"/>
    <style:font-face style:name="Verdana1" svg:font-family="Verdana, Arial, sans-serif"/>
    <style:font-face style:name="inherit" svg:font-family="inherit"/>
    <style:font-face style:name="Verdana" svg:font-family="Verdana, Arial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line-height="150%" fo:orphans="2" fo:widows="2" fo:text-indent="0cm" style:auto-text-indent="false">
        <style:tab-stops>
          <style:tab-stop style:position="1.094cm"/>
        </style:tab-stops>
      </style:paragraph-properties>
      <style:text-properties fo:font-variant="normal" fo:text-transform="none" fo:color="#000000" style:font-name="DejaVu Sans" fo:font-size="14pt" fo:letter-spacing="normal" fo:font-style="normal" fo:font-weight="bold" officeooo:rsid="001f3feb" officeooo:paragraph-rsid="001f3feb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Verdana" fo:font-size="12pt" fo:letter-spacing="normal" fo:font-style="normal" fo:font-weight="normal" officeooo:paragraph-rsid="0010ea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094cm"/>
        </style:tab-stops>
      </style:paragraph-properties>
      <style:text-properties fo:font-variant="normal" fo:text-transform="none" fo:color="#000000" style:font-name="DejaVu Sans" fo:font-size="12pt" fo:letter-spacing="normal" fo:font-style="normal" fo:font-weight="normal" officeooo:paragraph-rsid="000de58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094cm"/>
        </style:tab-stops>
      </style:paragraph-properties>
      <style:text-properties fo:font-variant="normal" fo:text-transform="none" fo:color="#000000" style:font-name="DejaVu Sans" fo:font-size="12pt" fo:letter-spacing="normal" fo:font-style="normal" fo:font-weight="normal" officeooo:rsid="001f3feb" officeooo:paragraph-rsid="001f3fe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094cm"/>
        </style:tab-stops>
      </style:paragraph-properties>
      <style:text-properties fo:font-variant="normal" fo:text-transform="none" fo:color="#000000" style:font-name="DejaVu Sans" fo:font-size="12pt" fo:letter-spacing="normal" fo:font-style="normal" fo:font-weight="normal" officeooo:rsid="001f3feb" officeooo:paragraph-rsid="001f6d1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094cm"/>
        </style:tab-stops>
      </style:paragraph-properties>
      <style:text-properties fo:font-variant="normal" fo:text-transform="none" fo:color="#000000" style:font-name="DejaVu Sans" fo:font-size="12pt" fo:letter-spacing="normal" fo:font-style="normal" fo:font-weight="bold" officeooo:rsid="001de2b2" officeooo:paragraph-rsid="001de2b2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094cm"/>
        </style:tab-stops>
      </style:paragraph-properties>
      <style:text-properties fo:font-variant="normal" fo:text-transform="none" fo:color="#000000" style:font-name="DejaVu Sans" fo:font-size="15pt" fo:letter-spacing="normal" fo:font-style="normal" fo:font-weight="bold" officeooo:rsid="001f3feb" officeooo:paragraph-rsid="001f3feb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094cm"/>
        </style:tab-stops>
      </style:paragraph-properties>
      <style:text-properties fo:font-variant="normal" fo:text-transform="none" fo:color="#000000" style:font-name="DejaVu Sans" fo:font-size="14pt" fo:letter-spacing="normal" fo:font-style="normal" fo:font-weight="bold" officeooo:rsid="001f3feb" officeooo:paragraph-rsid="001f3feb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094cm"/>
        </style:tab-stops>
      </style:paragraph-properties>
      <style:text-properties fo:font-variant="normal" fo:text-transform="none" fo:color="#000000" style:font-name="DejaVu Sans" fo:font-size="14pt" fo:letter-spacing="normal" fo:font-style="normal" fo:font-weight="bold" officeooo:rsid="001f3feb" officeooo:paragraph-rsid="001f6d1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24292e" style:font-name="DejaVu Sans" fo:font-size="12pt" fo:letter-spacing="normal" fo:font-style="normal" fo:font-weight="normal" officeooo:paragraph-rsid="0004dab7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2pt" fo:letter-spacing="normal" fo:font-style="normal" fo:font-weight="bold" officeooo:rsid="001ff70c" officeooo:paragraph-rsid="000de58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style:font-name="DejaVu Sans" fo:font-size="12pt" officeooo:paragraph-rsid="0010ea27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orphans="2" fo:widows="2" fo:text-indent="0cm" style:auto-text-indent="false"/>
      <style:text-properties style:font-name="DejaVu Sans" fo:font-size="14pt" officeooo:paragraph-rsid="0004dab7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line-height="155%" fo:orphans="2" fo:widows="2" fo:text-indent="0cm" style:auto-text-indent="false"/>
    </style:style>
    <style:style style:name="T1" style:family="text">
      <style:text-properties fo:font-variant="normal" fo:text-transform="none" fo:color="#24292e" fo:letter-spacing="normal" fo:font-style="normal" fo:font-weight="bold" officeooo:rsid="001c969f" style:font-weight-asian="bold" style:font-weight-complex="bold"/>
    </style:style>
    <style:style style:name="T2" style:family="text">
      <style:text-properties fo:font-variant="normal" fo:text-transform="none" fo:color="#24292e" fo:letter-spacing="normal" fo:font-style="normal" fo:font-weight="bold" officeooo:rsid="0004dab7" style:font-weight-asian="bold" style:font-weight-complex="bold"/>
    </style:style>
    <style:style style:name="T3" style:family="text">
      <style:text-properties fo:font-variant="normal" fo:text-transform="none" fo:color="#24292e" fo:letter-spacing="normal" fo:font-style="normal" fo:font-weight="bold" officeooo:rsid="001ff70c" style:font-weight-asian="bold" style:font-weight-complex="bold"/>
    </style:style>
    <style:style style:name="T4" style:family="text">
      <style:text-properties fo:font-variant="normal" fo:text-transform="none" fo:color="#24292e" fo:letter-spacing="normal" fo:font-style="normal" fo:font-weight="normal" officeooo:rsid="001ff70c"/>
    </style:style>
    <style:style style:name="T5" style:family="text">
      <style:text-properties fo:font-variant="normal" fo:text-transform="none" fo:color="#000000" style:font-name="DejaVu Sans" fo:font-style="normal" fo:font-weight="normal"/>
    </style:style>
    <style:style style:name="T6" style:family="text">
      <style:text-properties fo:font-variant="normal" fo:text-transform="none" fo:color="#000000" style:font-name="Open Sans" fo:font-style="normal" fo:font-weight="normal"/>
    </style:style>
    <style:style style:name="T7" style:family="text">
      <style:text-properties fo:font-variant="normal" fo:text-transform="none" fo:color="#000000" fo:font-style="normal" fo:font-weight="normal"/>
    </style:style>
    <style:style style:name="T8" style:family="text">
      <style:text-properties fo:color="#333333" style:font-name="DejaVu Sans" officeooo:rsid="001ff70c"/>
    </style:style>
    <style:style style:name="T9" style:family="text">
      <style:text-properties fo:color="#333333" style:font-name="DejaVu Sans" fo:font-weight="normal" officeooo:rsid="001ff70c"/>
    </style:style>
    <style:style style:name="T10" style:family="text">
      <style:text-properties fo:color="#333333" style:font-name="DejaVu Sans" fo:font-weight="bold" officeooo:rsid="001ff70c" style:font-weight-asian="bold" style:font-weight-complex="bold"/>
    </style:style>
    <style:style style:name="T11" style:family="text">
      <style:text-properties fo:font-weight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normal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a933"/>
    </style:style>
    <style:style style:name="T16" style:family="text">
      <style:text-properties fo:color="#00a933" fo:font-size="10pt" style:font-size-asian="10pt" style:font-size-complex="10pt"/>
    </style:style>
    <style:style style:name="T17" style:family="text">
      <style:text-properties fo:color="#00a933" fo:font-size="10pt" fo:font-weight="normal" style:font-size-asian="10pt" style:font-size-complex="10pt"/>
    </style:style>
    <style:style style:name="T18" style:family="text">
      <style:text-properties fo:color="#00a933" fo:font-size="9pt" style:font-size-asian="9pt" style:font-size-complex="9pt"/>
    </style:style>
    <style:style style:name="T19" style:family="text">
      <style:text-properties fo:color="#00a933" fo:font-size="9pt" fo:font-weight="normal" style:font-size-asian="9pt" style:font-size-complex="9pt"/>
    </style:style>
    <style:style style:name="T20" style:family="text">
      <style:text-properties style:font-name="Open Sans" fo:font-size="11.25pt" fo:font-weight="normal"/>
    </style:style>
    <style:style style:name="T21" style:family="text">
      <style:text-properties style:font-name="Open Sans" fo:font-weight="normal"/>
    </style:style>
    <style:style style:name="T22" style:family="text">
      <style:text-properties fo:font-size="11.25pt" fo:font-weight="normal"/>
    </style:style>
    <style:style style:name="T23" style:family="text">
      <style:text-properties officeooo:rsid="001f6d11"/>
    </style:style>
    <style:style style:name="T24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Одиннадцать</text:span><text:span text:style-name="T2">(</text:span><text:span text:style-name="T1">11</text:span><text:span text:style-name="T2">).</text:span><text:span text:style-name="T3"> Вопросы</text:span></text:p>
      <text:p text:style-name="P10"/>
      <text:p text:style-name="P12"><text:span text:style-name="T4">1) C++. Классы. Методы.</text:span></text:p>
      <text:p text:style-name="P11"/>
      <text:p text:style-name="P2"><text:span text:style-name="Strong_20_Emphasis"><text:span text:style-name="T10">Классы</text:span></text:span><text:span text:style-name="Strong_20_Emphasis"><text:span text:style-name="T9"> </text:span></text:span><text:span text:style-name="T8">— это абстракция описывающая методы, свойства, ещё не существующих объектов. </text:span><text:span text:style-name="Strong_20_Emphasis"><text:span text:style-name="T9">Объекты </text:span></text:span><text:span text:style-name="T8">— конкретное представление абстракции, имеющее свои свойства и методы. Созданные объекты на основе одного класса называются экземплярами этого класса.</text:span></text:p>
      <text:p text:style-name="P3"/>
      <text:p text:style-name="P3">class DateClass{</text:p>
      <text:p text:style-name="P3">public:</text:p>
      <text:p text:style-name="P3"><text:s text:c="4"/>int m_day;</text:p>
      <text:p text:style-name="P3"><text:s text:c="4"/>int m_month;</text:p>
      <text:p text:style-name="P3"><text:s text:c="4"/>int m_year;</text:p>
      <text:p text:style-name="P3">};</text:p>
      <text:p text:style-name="P3"/>
      <text:p text:style-name="P3">DateClass today { 12, 11, 2018 }; <text:span text:style-name="T18">// инициализируем переменную класса DateClass</text:span></text:p>
      <text:p text:style-name="P3"><text:span text:style-name="T16"/></text:p>
      <text:p text:style-name="P6">Методы класса:</text:p>
      <text:p text:style-name="P6"><text:span text:style-name="T11">Помимо хранения данных, классы также могут содержать и функции! Функции, определённые внутри класса, называются </text:span><text:span text:style-name="Strong_20_Emphasis"><text:span text:style-name="T11">функциями-членами </text:span></text:span><text:span text:style-name="T11">или </text:span><text:span text:style-name="Strong_20_Emphasis"><text:span text:style-name="T11">методами</text:span></text:span><text:span text:style-name="T11">. Методы могут быть определены внутри или вне класса.</text:span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7"><text:span text:style-name="T21">Ниже программа</text:span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pan text:style-name="T20"/></text:p>
      <text:p text:style-name="P6"><text:soft-page-break/><text:span text:style-name="T11">class DateClass{</text:span></text:p>
      <text:p text:style-name="P6"><text:span text:style-name="T11">public:</text:span></text:p>
      <text:p text:style-name="P6"><text:span text:style-name="T11"><text:s text:c="4"/>int m_day;</text:span></text:p>
      <text:p text:style-name="P6"><text:span text:style-name="T11"><text:s text:c="4"/>int m_month;</text:span></text:p>
      <text:p text:style-name="P6"><text:span text:style-name="T11"><text:s text:c="4"/>int m_year;</text:span></text:p>
      <text:p text:style-name="P6"><text:span text:style-name="T11"><text:s/></text:span></text:p>
      <text:p text:style-name="P6"><text:span text:style-name="T11"><text:s text:c="4"/>void print(){</text:span></text:p>
      <text:p text:style-name="P6"><text:span text:style-name="T11"><text:s text:c="8"/>std::cout &lt;&lt; m_day &lt;&lt; "/" &lt;&lt; m_month &lt;&lt; "/" &lt;&lt; m_year;</text:span></text:p>
      <text:p text:style-name="P6"><text:span text:style-name="T11"><text:s text:c="4"/>}</text:span></text:p>
      <text:p text:style-name="P6"><text:span text:style-name="T11">};</text:span></text:p>
      <text:p text:style-name="P6"><text:span text:style-name="T11"><text:s/></text:span></text:p>
      <text:p text:style-name="P6"><text:span text:style-name="T11">int main(){</text:span></text:p>
      <text:p text:style-name="P6"><text:span text:style-name="T11"><text:s text:c="4"/>DateClass today { 12, 11, 2018 };</text:span></text:p>
      <text:p text:style-name="P6"><text:span text:style-name="T11"><text:s text:c="4"/>today</text:span>.<text:span text:style-name="T11">m_day = 18; </text:span><text:span text:style-name="T19">// используем оператор выбора членов для выбора переменной-члена объекта today класса DateClass</text:span></text:p>
      <text:p text:style-name="P6"><text:span text:style-name="T11"><text:s text:c="4"/>today</text:span>.<text:span text:style-name="T11">print(); </text:span><text:span text:style-name="T19">// используем оператор выбора членов для вызова метода объекта today класса DateClass</text:span></text:p>
      <text:p text:style-name="P6"><text:span text:style-name="T11"><text:s/></text:span></text:p>
      <text:p text:style-name="P6"><text:span text:style-name="T11"><text:s text:c="4"/>return 0;</text:span></text:p>
      <text:p text:style-name="P6"><text:span text:style-name="T11">}</text:span></text:p>
      <text:p text:style-name="P6"><text:span text:style-name="T11"/></text:p>
      <text:p text:style-name="P8">public и private:</text:p>
      <text:p text:style-name="P8"/>
      <text:h text:style-name="P1" text:outline-level="2">Структуры vs. Классы</text:h>
      <text:p text:style-name="P14"><text:span text:style-name="Strong_20_Emphasis"><text:span text:style-name="T5">Класс по умолчанию устанавливает всем своим членам спецификатор доступа private. Структура же по умолчанию устанавливает всем своим членам спецификатор доступа public</text:span></text:span><text:span text:style-name="T5">.</text:span></text:p>
      <text:p text:style-name="P14"><text:span text:style-name="T5">(Есть ещё одно незначительное отличие: </text:span><text:span text:style-name="Strong_20_Emphasis"><text:span text:style-name="T5">структуры наследуют от других классов открыто, а классы наследуют закрыто</text:span></text:span><text:span text:style-name="T5">. Мы рассмотрим это детальнее в следующей главе).</text:span></text:p>
      <text:p text:style-name="P9"><text:span text:style-name="Strong_20_Emphasis"><text:span text:style-name="T14">Правило: </text:span></text:span><text:span text:style-name="Strong_20_Emphasis"><text:span text:style-name="T13">Устанавливайте спецификатор доступа private переменным-членам класса и спецификатор доступа public </text:span></text:span><text:span text:style-name="Strong_20_Emphasis"><text:span text:style-name="T12">— </text:span></text:span><text:span text:style-name="Strong_20_Emphasis"><text:span text:style-name="T13">методам класса (если у вас нет веских оснований делать иначе).</text:span></text:span></text:p>
      <text:p text:style-name="P4"><text:soft-page-break/>#include &lt;iostream&gt;</text:p>
      <text:p text:style-name="P4"><text:s/></text:p>
      <text:p text:style-name="P4">class DateClass{ <text:span text:style-name="T18">// члены класса являются закрытыми по умолчанию</text:span></text:p>
      <text:p text:style-name="P4"><text:s text:c="4"/>int m_day; </text:p>
      <text:p text:style-name="P4"><text:s text:c="4"/>int m_month;</text:p>
      <text:p text:style-name="P4"><text:s text:c="4"/>int m_year; </text:p>
      <text:p text:style-name="P4"><text:s/></text:p>
      <text:p text:style-name="P4">public:</text:p>
      <text:p text:style-name="P5"><text:s/><text:span text:style-name="T18">// Метод setDate() имеет доступ к закрытым членам класса, так как сам является членом класса</text:span></text:p>
      <text:p text:style-name="P4"><text:s text:c="4"/>void setDate(int day, int month, int year)<text:span text:style-name="T23">{</text:span> <text:span text:style-name="T18">// открыто, доступ имеет любой объект</text:span></text:p>
      <text:p text:style-name="P4"><text:s text:c="8"/>m_day = day;</text:p>
      <text:p text:style-name="P4"><text:s text:c="8"/>m_month = month;</text:p>
      <text:p text:style-name="P4"><text:s text:c="8"/>m_year = year;</text:p>
      <text:p text:style-name="P4"><text:s text:c="4"/>}</text:p>
      <text:p text:style-name="P4"><text:s/></text:p>
      <text:p text:style-name="P4"><text:s text:c="4"/>void print()<text:span text:style-name="T23">{</text:span> <text:span text:style-name="T18">// открыто, доступ имеет любой объект</text:span></text:p>
      <text:p text:style-name="P4"><text:s text:c="8"/>std::cout &lt;&lt; m_day &lt;&lt; "/" &lt;&lt; m_month &lt;&lt; "/" &lt;&lt; m_year;</text:p>
      <text:p text:style-name="P4"><text:s text:c="4"/>}</text:p>
      <text:p text:style-name="P4">};</text:p>
      <text:p text:style-name="P4"><text:s/></text:p>
      <text:p text:style-name="P4">int main(){</text:p>
      <text:p text:style-name="P4"><text:s text:c="4"/>DateClass date;</text:p>
      <text:p text:style-name="P4"><text:s text:c="4"/>date.setDate(12, 11, 2018); <text:span text:style-name="T18">// ок, так как setDate() имеет спецификатор доступа public</text:span></text:p>
      <text:p text:style-name="P4"><text:s text:c="4"/>date.print(); <text:span text:style-name="T18">// ок, так как print() имеет спецификатор доступа public</text:span></text:p>
      <text:p text:style-name="P4"><text:s/></text:p>
      <text:p text:style-name="P4"><text:s text:c="4"/>return 0;</text:p>
      <text:p text:style-name="P4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nsolas" svg:font-family="Consolas, monospace"/>
    <style:font-face style:name="Helvetica Neue" svg:font-family="'Helvetica Neue', Helvetica, Arial, sans-serif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sans-serif"/>
    <style:font-face style:name="SFMono-Regular" svg:font-family="SFMono-Regular, Consolas, 'Liberation Mono', Menlo, monospace"/>
    <style:font-face style:name="Segoe UI" svg:font-family="'Segoe UI', HelveticaNeue-Light, 'Helvetica Neue Light', 'Helvetica Neue', Helvetica, Arial, sans-serif"/>
    <style:font-face style:name="Verdana1" svg:font-family="Verdana, Arial, sans-serif"/>
    <style:font-face style:name="inherit" svg:font-family="inherit"/>
    <style:font-face style:name="Verdana" svg:font-family="Verdana, Arial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20:22:41.320823289</meta:creation-date>
    <meta:generator>LibreOffice/6.3.5.2$Linux_X86_64 LibreOffice_project/30$Build-2</meta:generator>
    <dc:date>2020-06-22T17:49:52.017231775</dc:date>
    <meta:editing-duration>PT1H42M53S</meta:editing-duration>
    <meta:editing-cycles>12</meta:editing-cycles>
    <meta:document-statistic meta:table-count="0" meta:image-count="0" meta:object-count="0" meta:page-count="3" meta:paragraph-count="63" meta:word-count="326" meta:character-count="2361" meta:non-whitespace-character-count="1944"/>
  </office:meta>
</office:document-meta>
</file>